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6_12-16-50_000.jpg</text:p>
          </table:table-cell>
          <table:table-cell table:style-name="ce22" office:value-type="string">
            <text:p>:m RES 1*1 / free# JVEMV6 44#13.51.1_1 / 44. currency / 13. TASKS / 51. observe / 1. specific-selections:prev 4 bars ==&gt; all up-down / pair=A*J,period=M5,time=2020.09.15,trade=BUY,pattern=prev-4-up / new-sequence+:A1;A2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2]=&quot;&quot;;[.C2];CONCATENATE([.C2];&quot; / &quot;;[.E2]))" office:value-type="string" office:string-value=":m RES 1*1 / free# JVEMV6 44#13.51.1_1 / 44. currency / 13. TASKS / 51. observe / 1. specific-selections:prev 4 bars ==&gt; all up-down / pair=A*J,period=M5,time=2020.09.15,trade=BUY,pattern=prev-4-up / new-sequence+:A1;A2">
            <text:p>:m RES 1*1 / free# JVEMV6 44#13.51.1_1 / 44. currency / 13. TASKS / 51. observe / 1. specific-selections:prev 4 bars ==&gt; all up-down / pair=A*J,period=M5,time=2020.09.15,trade=BUY,pattern=prev-4-up / new-sequence+:A1;A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16_12-50-51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6_15-30-43_000.jpg</text:p>
          </table:table-cell>
          <table:table-cell table:style-name="ce22" office:value-type="string">
            <text:p>:m 1*1 RES / free:JVEMV6 37#26 / res-id=W920 / theme=mathematics / session-9 / w:置換符号；群指標 / N+</text:p>
          </table:table-cell>
          <table:table-cell table:style-name="ce3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4]=&quot;&quot;;[.C4];CONCATENATE([.C4];&quot; / &quot;;[.E4]))" office:value-type="string" office:string-value=":m 1*1 RES / free:JVEMV6 37#26 / res-id=W920 / theme=mathematics / session-9 / w:置換符号；群指標 / N+">
            <text:p>:m 1*1 RES / free:JVEMV6 37#26 / res-id=W920 / theme=mathematics / session-9 / w:置換符号；群指標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6_15-31-34_000.jpg</text:p>
          </table:table-cell>
          <table:table-cell table:style-name="ce22" office:value-type="string">
            <text:p>:m 1-2*3 RES / free:JVEMV6 37#26 / res-id=D7QD / theme=math_symmetry-group / session-5 / topics=programming:convert-hex-to-three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5]=&quot;&quot;;[.C5];CONCATENATE([.C5];&quot; / &quot;;[.E5]))" office:value-type="string" office:string-value=":m 1-2*3 RES / free:JVEMV6 37#26 / res-id=D7QD / theme=math_symmetry-group / session-5 / topics=programming:convert-hex-to-three">
            <text:p>:m 1-2*3 RES / free:JVEMV6 37#26 / res-id=D7QD / theme=math_symmetry-group / session-5 / topics=programming:convert-hex-to-three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6_15-31-54_000.jpg</text:p>
          </table:table-cell>
          <table:table-cell table:style-name="ce22" office:value-type="string">
            <text:p>:m 3*3 RES / free:JVEMV6 37#26 / res-id=D7QD / theme=math_symmetry-group / session-5 / topics=programming:convert-hex-to-three / flowchart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6]=&quot;&quot;;[.C6];CONCATENATE([.C6];&quot; / &quot;;[.E6]))" office:value-type="string" office:string-value=":m 3*3 RES / free:JVEMV6 37#26 / res-id=D7QD / theme=math_symmetry-group / session-5 / topics=programming:convert-hex-to-three / flowchart">
            <text:p>:m 3*3 RES / free:JVEMV6 37#26 / res-id=D7QD / theme=math_symmetry-group / session-5 / topics=programming:convert-hex-to-three / flowchart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6_16-23-41_000.jpg</text:p>
          </table:table-cell>
          <table:table-cell table:style-name="ce22" office:value-type="string">
            <text:p>:m 東和 PHOTO / 201014w / 田端駅 / 田端プロジェクト / １名 / ホクシン設備（合田工務店） / 日報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7]=&quot;&quot;;[.C7];CONCATENATE([.C7];&quot; / &quot;;[.E7]))" office:value-type="string" office:string-value=":m 東和 PHOTO / 201014w / 田端駅 / 田端プロジェクト / １名 / ホクシン設備（合田工務店） / 日報">
            <text:p>:m 東和 PHOTO / 201014w / 田端駅 / 田端プロジェクト / １名 / ホクシン設備（合田工務店） / 日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6_17-09-12_000.jpg</text:p>
          </table:table-cell>
          <table:table-cell table:style-name="ce22" office:value-type="string">
            <text:p>:m 東和 PHOTO / 201014w / 田端駅 / 田端プロジェクト / １名 / ホクシン設備（合田工務店） / 日誌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8]=&quot;&quot;;[.C8];CONCATENATE([.C8];&quot; / &quot;;[.E8]))" office:value-type="string" office:string-value=":m 東和 PHOTO / 201014w / 田端駅 / 田端プロジェクト / １名 / ホクシン設備（合田工務店） / 日誌">
            <text:p>:m 東和 PHOTO / 201014w / 田端駅 / 田端プロジェクト / １名 / ホクシン設備（合田工務店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2020-10-16_17-48-20_000.jpg</text:p>
          </table:table-cell>
          <table:table-cell table:style-name="ce19" office:value-type="string">
            <text:p>:m 食べた物　間食 / インスタントラーメン；袋入り：「昔ながらの」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9]=&quot;&quot;;[.C9];CONCATENATE([.C9];&quot; / &quot;;[.E9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16_20-56-57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5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6_23-53-35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7_02-02-48_000.jpg</text:p>
          </table:table-cell>
          <table:table-cell table:style-name="ce19" office:value-type="string">
            <text:p>-*</text:p>
          </table:table-cell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17_02-02-53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17_02-03-19_000.jpg</text:p>
          </table:table-cell>
          <table:table-cell table:style-name="ce18" office:value-type="string">
            <text:p>:PHOTO 記録 / 文書 / 時刻：マッサージ終了～寝る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PHOTO 記録 / 文書 / 時刻：マッサージ終了～寝る">
            <text:p>:PHOTO 記録 / 文書 / 時刻：マッサージ終了～寝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17_07-22-29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5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17_08-45-45_000.jpg</text:p>
          </table:table-cell>
          <table:table-cell table:style-name="ce19" office:value-type="string">
            <text:p>:bookmemo / 読んだ本 / 『気象・天気図のすべてがわかる本』 / 著者=岩谷忠幸、監修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6]=&quot;&quot;;[.C16];CONCATENATE([.C16];&quot; / &quot;;[.E16]))" office:value-type="string" office:string-value=":bookmemo / 読んだ本 / 『気象・天気図のすべてがわかる本』 / 著者=岩谷忠幸、監修">
            <text:p>:bookmemo / 読んだ本 / 『気象・天気図のすべてがわかる本』 / 著者=岩谷忠幸、監修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17_08-55-09_000.jpg</text:p>
          </table:table-cell>
          <table:table-cell table:style-name="ce22" office:value-type="string">
            <text:p>:m RES 1*1 / free# JVEMV6 37#17.22_1 / 37. miscs of miscs / 17. natural-history / id=22:みょうが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7]=&quot;&quot;;[.C17];CONCATENATE([.C17];&quot; / &quot;;[.E17]))" office:value-type="string" office:string-value=":m RES 1*1 / free# JVEMV6 37#17.22_1 / 37. miscs of miscs / 17. natural-history / id=22:みょうが">
            <text:p>:m RES 1*1 / free# JVEMV6 37#17.22_1 / 37. miscs of miscs / 17. natural-history / id=22:みょう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16_18-52-11_000.mp4</text:p>
          </table:table-cell>
          <table:table-cell table:style-name="ce8" office:value-type="string">
            <text:p>:VIDEO / @自室 / 記録 / jap.flute / 演奏、play / f-2020-1016-1 / genr=et-N:etude-relay-1,key=Afm,for=vibrato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室 / 記録 / jap.flute / 演奏、play / f-2020-1016-1 / genr=et-N:etude-relay-1,key=Afm,for=vibrato">
            <text:p>:VIDEO / @自室 / 記録 / jap.flute / 演奏、play / f-2020-1016-1 / genr=et-N:etude-relay-1,key=Afm,for=vibrato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6_18-54-39_000.mp4</text:p>
          </table:table-cell>
          <table:table-cell table:style-name="ce8" office:value-type="string">
            <text:p>:VIDEO / @自室 / 記録 / jap.flute / 演奏、play / f-2020-1016-2 / genr=et-rev:etude-relay-1,key=Afm,for=vibrato;section=ending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VIDEO / @自室 / 記録 / jap.flute / 演奏、play / f-2020-1016-2 / genr=et-rev:etude-relay-1,key=Afm,for=vibrato;section=ending">
            <text:p>:VIDEO / @自室 / 記録 / jap.flute / 演奏、play / f-2020-1016-2 / genr=et-rev:etude-relay-1,key=Afm,for=vibrato;section=ending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6_18-57-05_000.mp4</text:p>
          </table:table-cell>
          <table:table-cell table:style-name="ce8" office:value-type="string">
            <text:p>:VIDEO / @自室 / 記録 / jap.flute / 演奏、play / f-2020-1016-3 / genr=et-rev:etude-relay-1,key=Afm,for=vibrato;section=melody-B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VIDEO / @自室 / 記録 / jap.flute / 演奏、play / f-2020-1016-3 / genr=et-rev:etude-relay-1,key=Afm,for=vibrato;section=melody-B">
            <text:p>:VIDEO / @自室 / 記録 / jap.flute / 演奏、play / f-2020-1016-3 / genr=et-rev:etude-relay-1,key=Afm,for=vibrato;section=melody-B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6_19-02-36_000.mp4</text:p>
          </table:table-cell>
          <table:table-cell table:style-name="ce8" office:value-type="string">
            <text:p>:VIDEO / @自室 / 記録 / jap.flute / 演奏、play / f-2020-1016-4 / genr=et-N:etude-relay-2,for=sequential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VIDEO / @自室 / 記録 / jap.flute / 演奏、play / f-2020-1016-4 / genr=et-N:etude-relay-2,for=sequential">
            <text:p>:VIDEO / @自室 / 記録 / jap.flute / 演奏、play / f-2020-1016-4 / genr=et-N:etude-relay-2,for=sequential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2020/10/17</text:date>, <text:time>10:1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7T10:17:23.03</dc:date>
    <dc:creator>iwabuchi ken</dc:creator>
    <meta:editing-duration>P26DT20H21M41S</meta:editing-duration>
    <meta:editing-cycles>10093</meta:editing-cycles>
    <meta:document-statistic meta:table-count="1" meta:cell-count="467" meta:object-count="0"/>
  </office:meta>
</office:document-meta>
</file>